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General Sim Led Matrix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pper Panel 7*4</text:p>
          </table:table-cell>
          <table:table-cell table:style-name="ce2" table:number-columns-repeated="6"/>
          <table:table-cell table:style-name="ce4" office:value-type="string" calcext:value-type="string">
            <text:p>Right Panel 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7"/>
          <table:table-cell table:style-name="ce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number-columns-repeated="7"/>
          <table:table-cell table:style-name="ce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number-columns-repeated="7"/>
          <table:table-cell table:style-name="ce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Upper Panel 5*4</text:p>
          </table:table-cell>
          <table:table-cell table:style-name="ce3" table:number-columns-repeated="4"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number-columns-repeated="5"/>
          <table:table-cell table:style-name="ce4"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5"/>
          <table:table-cell table:style-name="ce4"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5"/>
          <table:table-cell table:style-name="ce4"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12:.B53])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 Panel</text:p>
          </table:table-cell>
          <table:table-cell/>
          <table:table-cell table:formula="of:=SUM([.B13:.B15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 Brak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ps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per Panel</text:p>
          </table:table-cell>
          <table:table-cell/>
          <table:table-cell table:formula="of:=SUM([.B18:.B36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ft Fue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Low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Fue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p Spar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il Pressu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16 Fu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16 Ao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low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ight Panel</text:p>
          </table:table-cell>
          <table:table-cell/>
          <table:table-cell table:formula="of:=SUM([.B40:.B53]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ft Fi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Fi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 Oi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Oi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 Ge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Ge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Left Valv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Right Valv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opy Ope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or RPM Low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 Brak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ing Ligh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0:19:51.964166000</meta:creation-date>
    <dc:date>2019-07-06T10:43:14.196999000</dc:date>
    <meta:editing-duration>PT11M55S</meta:editing-duration>
    <meta:editing-cycles>3</meta:editing-cycles>
    <meta:generator>LibreOffice/6.1.5.2$MacOSX_X86_64 LibreOffice_project/90f8dcf33c87b3705e78202e3df5142b201bd805</meta:generator>
    <meta:document-statistic meta:table-count="1" meta:cell-count="94" meta:object-count="0"/>
  </office:meta>
</office:document-meta>
</file>